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5d67" officeooo:paragraph-rsid="00075d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SSION 2 DETAILS (18/06/18)</text:p>
      <text:p text:style-name="P1"/>
      <text:p text:style-name="P1"><text:s/>Today in python we learnt about for loop,while loop,if and if else condition with varoius examples. We revised our teachings with examples that are saved in programs under a folder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15:31:05.808329160</meta:creation-date>
    <dc:date>2018-06-18T15:36:20.708873284</dc:date>
    <meta:editing-duration>PT5M15S</meta:editing-duration>
    <meta:editing-cycles>1</meta:editing-cycles>
    <meta:document-statistic meta:table-count="0" meta:image-count="0" meta:object-count="0" meta:page-count="1" meta:paragraph-count="2" meta:word-count="34" meta:character-count="211" meta:non-whitespace-character-count="177"/>
    <meta:generator>LibreOffice/6.0.3.2$Linux_X86_64 LibreOffice_project/00m0$Build-2</meta:generator>
  </office:meta>
</office:document-meta>
</file>